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bb3b" officeooo:paragraph-rsid="0018bb3b"/>
    </style:style>
    <style:style style:name="P2" style:family="paragraph" style:parent-style-name="Standard">
      <style:paragraph-properties fo:text-align="start" style:justify-single-word="false"/>
      <style:text-properties officeooo:rsid="0018bb3b" officeooo:paragraph-rsid="0018bb3b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8bb3b" officeooo:paragraph-rsid="0018bb3b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a6125" officeooo:paragraph-rsid="001a6125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0b91" officeooo:paragraph-rsid="001c0b91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d049" officeooo:paragraph-rsid="001cd049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a6125" officeooo:paragraph-rsid="0018bb3b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a6125" officeooo:paragraph-rsid="001a6125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c0b91" officeooo:paragraph-rsid="001c0b91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1cd049" officeooo:paragraph-rsid="001cd049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1d5749" officeooo:paragraph-rsid="001cd049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1d5749" officeooo:paragraph-rsid="001d5749"/>
    </style:style>
    <style:style style:name="P13" style:family="paragraph" style:parent-style-name="Standard">
      <style:paragraph-properties fo:text-align="start" style:justify-single-word="false"/>
      <style:text-properties style:text-line-through-style="solid" style:text-line-through-type="single" style:text-underline-style="solid" style:text-underline-width="auto" style:text-underline-color="font-color" officeooo:rsid="001c0b91" officeooo:paragraph-rsid="001c0b91"/>
    </style:style>
    <style:style style:name="P14" style:family="paragraph" style:parent-style-name="Standard">
      <style:paragraph-properties fo:text-align="start" style:justify-single-word="false"/>
      <style:text-properties style:text-line-through-style="solid" style:text-line-through-type="single" style:text-underline-style="solid" style:text-underline-width="auto" style:text-underline-color="font-color" fo:font-weight="bold" officeooo:rsid="00206d6b" officeooo:paragraph-rsid="00206d6b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line-through-style="solid" style:text-line-through-type="single" style:text-underline-style="solid" style:text-underline-width="auto" style:text-underline-color="font-color" fo:font-weight="bold" officeooo:rsid="00246a53" officeooo:paragraph-rsid="00246a53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line-through-style="solid" style:text-line-through-type="single" style:text-underline-style="solid" style:text-underline-width="auto" style:text-underline-color="font-color" fo:font-weight="bold" officeooo:rsid="00246a53" officeooo:paragraph-rsid="0026294d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line-through-style="solid" style:text-line-through-type="single" style:text-position="0% 100%" fo:font-size="18pt" style:text-underline-style="solid" style:text-underline-width="auto" style:text-underline-color="font-color" fo:font-weight="bold" officeooo:rsid="00206d6b" officeooo:paragraph-rsid="00213b85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paragraph-rsid="00246a53"/>
    </style:style>
    <style:style style:name="P19" style:family="paragraph" style:parent-style-name="Standard">
      <style:paragraph-properties fo:text-align="start" style:justify-single-word="false"/>
      <style:text-properties fo:font-size="18pt" fo:font-weight="bold" officeooo:rsid="0018bb3b" officeooo:paragraph-rsid="0018bb3b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4pt" fo:font-weight="bold" officeooo:rsid="0018bb3b" officeooo:paragraph-rsid="0018bb3b" style:font-size-asian="24pt" style:font-weight-asian="bold" style:font-size-complex="2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underline-style="none" officeooo:rsid="001a6125" officeooo:paragraph-rsid="001a6125"/>
    </style:style>
    <style:style style:name="P22" style:family="paragraph" style:parent-style-name="Standard">
      <style:paragraph-properties fo:text-align="start" style:justify-single-word="false"/>
      <style:text-properties style:text-underline-style="none" officeooo:rsid="001c0b91" officeooo:paragraph-rsid="001c0b91"/>
    </style:style>
    <style:style style:name="P23" style:family="paragraph" style:parent-style-name="Standard">
      <style:paragraph-properties fo:text-align="start" style:justify-single-word="false"/>
      <style:text-properties style:text-underline-style="none" officeooo:rsid="001cd049" officeooo:paragraph-rsid="001cd049"/>
    </style:style>
    <style:style style:name="P24" style:family="paragraph" style:parent-style-name="Standard">
      <style:paragraph-properties fo:text-align="start" style:justify-single-word="false"/>
      <style:text-properties style:text-underline-style="none" officeooo:rsid="001d5749" officeooo:paragraph-rsid="001d5749"/>
    </style:style>
    <style:style style:name="P25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officeooo:rsid="001c0b91" officeooo:paragraph-rsid="001c0b91"/>
    </style:style>
    <style:style style:name="P26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officeooo:rsid="00206d6b" officeooo:paragraph-rsid="00206d6b"/>
    </style:style>
    <style:style style:name="P27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officeooo:rsid="00206d6b" officeooo:paragraph-rsid="00213b85"/>
    </style:style>
    <style:style style:name="P28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bold" officeooo:rsid="00206d6b" officeooo:paragraph-rsid="00206d6b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bold" officeooo:rsid="00206d6b" officeooo:paragraph-rsid="00213b85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bold" officeooo:rsid="00246a53" officeooo:paragraph-rsid="00246a53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bold" officeooo:rsid="0026294d" officeooo:paragraph-rsid="0026294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bold" officeooo:rsid="0026294d" officeooo:paragraph-rsid="00246a53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206d6b" officeooo:paragraph-rsid="00206d6b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206d6b" officeooo:paragraph-rsid="00246a53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246a53" officeooo:paragraph-rsid="00246a53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26294d" officeooo:paragraph-rsid="0026294d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8pt" style:text-underline-style="none" fo:font-weight="bold" officeooo:rsid="00206d6b" officeooo:paragraph-rsid="00206d6b" style:font-size-asian="18pt" style:font-weight-asian="bold" style:font-size-complex="18pt" style:font-weight-complex="bold"/>
    </style:style>
    <style:style style:name="P38" style:family="paragraph" style:parent-style-name="Standard">
      <style:paragraph-properties fo:text-align="start" style:justify-single-word="false"/>
      <style:text-properties officeooo:paragraph-rsid="0026294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a6125"/>
    </style:style>
    <style:style style:name="T3" style:family="text">
      <style:text-properties style:text-underline-style="none" officeooo:rsid="001d5749"/>
    </style:style>
    <style:style style:name="T4" style:family="text">
      <style:text-properties style:text-underline-style="none" officeooo:rsid="001e81a7"/>
    </style:style>
    <style:style style:name="T5" style:family="text">
      <style:text-properties style:text-underline-style="none" officeooo:rsid="00205a45"/>
    </style:style>
    <style:style style:name="T6" style:family="text">
      <style:text-properties style:text-underline-style="none" officeooo:rsid="00206d6b"/>
    </style:style>
    <style:style style:name="T7" style:family="text">
      <style:text-properties style:text-underline-style="none" officeooo:rsid="00213b85"/>
    </style:style>
    <style:style style:name="T8" style:family="text">
      <style:text-properties style:text-underline-style="none" officeooo:rsid="00230539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none" style:text-line-through-type="none" style:text-underline-style="none"/>
    </style:style>
    <style:style style:name="T11" style:family="text">
      <style:text-properties style:text-line-through-style="none" style:text-line-through-type="none" style:text-underline-style="none" officeooo:rsid="00213b85"/>
    </style:style>
    <style:style style:name="T12" style:family="text">
      <style:text-properties style:text-line-through-style="none" style:text-line-through-type="none" style:text-underline-style="none" fo:font-weight="normal" officeooo:rsid="00246a53" style:font-weight-asian="normal" style:font-weight-complex="normal"/>
    </style:style>
    <style:style style:name="T13" style:family="text">
      <style:text-properties style:text-line-through-style="none" style:text-line-through-type="none" style:text-underline-style="none" fo:font-weight="normal" officeooo:rsid="00206d6b" style:font-weight-asian="normal" style:font-weight-complex="normal"/>
    </style:style>
    <style:style style:name="T14" style:family="text">
      <style:text-properties style:text-line-through-style="none" style:text-line-through-type="none" style:text-underline-style="none" fo:font-weight="normal" officeooo:rsid="0026294d" style:font-weight-asian="normal" style:font-weight-complex="normal"/>
    </style:style>
    <style:style style:name="T15" style:family="text">
      <style:text-properties style:text-line-through-style="none" style:text-line-through-type="none" style:text-underline-style="none" fo:font-weight="normal" officeooo:rsid="00289603" style:font-weight-asian="normal" style:font-weight-complex="normal"/>
    </style:style>
    <style:style style:name="T16" style:family="text">
      <style:text-properties style:text-line-through-style="none" style:text-line-through-type="none" style:text-underline-style="none" officeooo:rsid="0026294d"/>
    </style:style>
    <style:style style:name="T17" style:family="text">
      <style:text-properties officeooo:rsid="00205a45"/>
    </style:style>
    <style:style style:name="T18" style:family="text">
      <style:text-properties officeooo:rsid="00206d6b"/>
    </style:style>
    <style:style style:name="T19" style:family="text">
      <style:text-properties officeooo:rsid="002896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Formas Normais e Análise de Dependências Funcionais</text:p>
      <text:p text:style-name="P1"/>
      <text:p text:style-name="P1"/>
      <text:p text:style-name="P2"/>
      <text:p text:style-name="P19">-Dependências Funcionais </text:p>
      <text:p text:style-name="P2"/>
      <text:p text:style-name="P2"/>
      <text:p text:style-name="P2"/>
      <text:p text:style-name="P2">User:</text:p>
      <text:p text:style-name="P2"/>
      <text:p text:style-name="P2"><text:span text:style-name="T1">userID</text:span> → <text:span text:style-name="T18">user</text:span>name, cc, e-mail, password</text:p>
      <text:p text:style-name="P2"/>
      <text:p text:style-name="P2"/>
      <text:p text:style-name="P2"/>
      <text:p text:style-name="P2">Plan:</text:p>
      <text:p text:style-name="P2"/>
      <text:p text:style-name="P2"><text:span text:style-name="T1">planID</text:span> → price, maxdevicequantity, maxmobilequantity, imgquality</text:p>
      <text:p text:style-name="P2"/>
      <text:p text:style-name="P2"/>
      <text:p text:style-name="P2"/>
      <text:p text:style-name="P2">Profile:<text:line-break/></text:p>
      <text:p text:style-name="P3"><text:span text:style-name="T1">profileID → userID, </text:span><text:span text:style-name="T6">profile</text:span><text:span text:style-name="T1">n</text:span><text:span text:style-name="T3">a</text:span><text:span text:style-name="T1">me, imglink, country</text:span><text:span text:style-name="T2">ID</text:span><text:span text:style-name="T1">, language, </text:span><text:span text:style-name="T2">favgenre, birthdate</text:span></text:p>
      <text:p text:style-name="P7"><text:s text:c="21"/>countryID → l<text:span text:style-name="T17">anguage</text:span></text:p>
      <text:p text:style-name="P7"/>
      <text:p text:style-name="P7"/>
      <text:p text:style-name="P8">Country:</text:p>
      <text:p text:style-name="P8"/>
      <text:p text:style-name="P8">countryID → countryname, nativelanguage</text:p>
      <text:p text:style-name="P8"/>
      <text:p text:style-name="P8"/>
      <text:p text:style-name="P8"/>
      <text:p text:style-name="P8">Genre:</text:p>
      <text:p text:style-name="P8"/>
      <text:p text:style-name="P4"><text:span text:style-name="T10">genreID</text:span><text:span text:style-name="T1"> → genrename</text:span></text:p>
      <text:p text:style-name="P8"/>
      <text:p text:style-name="P8"/>
      <text:p text:style-name="P8"/>
      <text:p text:style-name="P8">Image:</text:p>
      <text:p text:style-name="P8"/>
      <text:p text:style-name="P8">imgID → imglink, imgname</text:p>
      <text:p text:style-name="P8"/>
      <text:p text:style-name="P8"/>
      <text:p text:style-name="P8"/>
      <text:p text:style-name="P8"/>
      <text:p text:style-name="P8">Content:</text:p>
      <text:p text:style-name="P8"/>
      <text:p text:style-name="P9">contentID → contentname, imglink, description, imgquality, viedolink, duration</text:p>
      <text:p text:style-name="P5"><text:span text:style-name="T1"><text:s text:c="22"/></text:span><text:span text:style-name="T3">videolink → duration, imgquality</text:span></text:p>
      <text:p text:style-name="P9"><text:soft-page-break/></text:p>
      <text:p text:style-name="P9"/>
      <text:p text:style-name="P9"/>
      <text:p text:style-name="P9"/>
      <text:p text:style-name="P9">CastMember:</text:p>
      <text:p text:style-name="P9"/>
      <text:p text:style-name="P5"><text:span text:style-name="T1">castmemberID → </text:span><text:span text:style-name="T5">cmember</text:span><text:span text:style-name="T1">name</text:span></text:p>
      <text:p text:style-name="P9"/>
      <text:p text:style-name="P9"/>
      <text:p text:style-name="P9"/>
      <text:p text:style-name="P9"/>
      <text:p text:style-name="P9">Role:</text:p>
      <text:p text:style-name="P9"/>
      <text:p text:style-name="P10">roleID → rolename</text:p>
      <text:p text:style-name="P9"/>
      <text:p text:style-name="P9"/>
      <text:p text:style-name="P9"/>
      <text:p text:style-name="P9"/>
      <text:p text:style-name="P10">Show:</text:p>
      <text:p text:style-name="P10"/>
      <text:p text:style-name="P6"><text:span text:style-name="T1">showID → </text:span><text:span text:style-name="T6">show</text:span><text:span text:style-name="T1">name, year, agegroup, description, coverimg</text:span></text:p>
      <text:p text:style-name="P10"/>
      <text:p text:style-name="P10"/>
      <text:p text:style-name="P10"/>
      <text:p text:style-name="P10"/>
      <text:p text:style-name="P10">Movie:</text:p>
      <text:p text:style-name="P10"/>
      <text:p text:style-name="P6"><text:span text:style-name="T1">movieID → year, </text:span><text:span text:style-name="T3">agegroup, </text:span><text:span text:style-name="T8">contentID</text:span></text:p>
      <text:p text:style-name="P10"/>
      <text:p text:style-name="P10"/>
      <text:p text:style-name="P10"/>
      <text:p text:style-name="P10"/>
      <text:p text:style-name="P10">Trailler:</text:p>
      <text:p text:style-name="P10"/>
      <text:p text:style-name="P6"><text:span text:style-name="T1">traillerID → videolink, duration, thumbnaillink, </text:span><text:span text:style-name="T3">seasonID, movieID</text:span></text:p>
      <text:p text:style-name="P6"><text:span text:style-name="T3"><text:s text:c="21"/></text:span><text:span text:style-name="T4">videolink → duration</text:span></text:p>
      <text:p text:style-name="P10"/>
      <text:p text:style-name="P10"/>
      <text:p text:style-name="P10"/>
      <text:p text:style-name="P10">Season:</text:p>
      <text:p text:style-name="P10"/>
      <text:p text:style-name="P10">seasonID → seasonnumber</text:p>
      <text:p text:style-name="P10"/>
      <text:p text:style-name="P10"/>
      <text:p text:style-name="P10"/>
      <text:p text:style-name="P10"/>
      <text:p text:style-name="P10"/>
      <text:p text:style-name="P10">Episode:</text:p>
      <text:p text:style-name="P6"/>
      <text:p text:style-name="P6"><text:span text:style-name="T1">episodeID → epnumber, </text:span><text:span text:style-name="T3">contentID, seasonID</text:span></text:p>
      <text:p text:style-name="P11"/>
      <text:p text:style-name="P11"/>
      <text:p text:style-name="P11"><text:soft-page-break/></text:p>
      <text:p text:style-name="P12">ContentView:<text:line-break/></text:p>
      <text:p text:style-name="P12">contentviewID → date, hour, view_time, rating</text:p>
      <text:p text:style-name="P12"/>
      <text:p text:style-name="P12"/>
      <text:p text:style-name="P12"/>
      <text:p text:style-name="P12"/>
      <text:p text:style-name="P12">AgeGroup:</text:p>
      <text:p text:style-name="P12"/>
      <text:p text:style-name="P12">agegroupID → agegroupname, minimumage</text:p>
      <text:p text:style-name="P9"/>
      <text:p text:style-name="P9"/>
      <text:p text:style-name="P9"/>
      <text:p text:style-name="P9"/>
      <text:p text:style-name="P9">Estas tabelas não têm dependências funcionais não triviais :</text:p>
      <text:p text:style-name="P9"/>
      <text:p text:style-name="P9">-GenreMovie</text:p>
      <text:p text:style-name="P9">-GenreShow</text:p>
      <text:p text:style-name="P9">-RolePlayedinMovie</text:p>
      <text:p text:style-name="P13"><text:span text:style-name="T1">-</text:span><text:span text:style-name="T10">RolePlayedinShow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7">-Violações à Terceira Forma Normal</text:p>
      <text:p text:style-name="P26"/>
      <text:p text:style-name="P26"/>
      <text:p text:style-name="P14"><text:span text:style-name="T10">Profile (</text:span><text:span text:style-name="T9">profileID</text:span><text:span text:style-name="T10">, userID → User, countryID → Country, imglink → Image, favgenre → Genre, name, birthdate, language)</text:span></text:p>
      <text:p text:style-name="P28"/>
      <text:p text:style-name="P33">Não está na 3ª Forma Normal.</text:p>
      <text:p text:style-name="P35">Language depende de countryID e este depende de profileID (chave primária).</text:p>
      <text:p text:style-name="P33"/>
      <text:p text:style-name="P33"/>
      <text:p text:style-name="P33"/>
      <text:p text:style-name="P15"><text:span text:style-name="T10">Content (</text:span><text:span text:style-name="T9">contentID</text:span><text:span text:style-name="T10">, contentname, imglink → Image, description, imgquality, videolink, duration)</text:span></text:p>
      <text:p text:style-name="P30"/>
      <text:p text:style-name="P34">Não está na 3ª Forma Normal.</text:p>
      <text:p text:style-name="P35">imgquality e duration dependem ambos de videolink e este depende de contentID (chave primária).</text:p>
      <text:p text:style-name="P33"/>
      <text:p text:style-name="P33"/>
      <text:p text:style-name="P33"/>
      <text:p text:style-name="P16"><text:span text:style-name="T10">Trailer (</text:span><text:span text:style-name="T9">trailerID</text:span><text:span text:style-name="T10">, seasonID → Season, movieID → </text:span><text:span text:style-name="T16">Movie, thumbnaillink, duration, videolink)</text:span></text:p>
      <text:p text:style-name="P31"/>
      <text:p text:style-name="P38"><text:span text:style-name="T14">Não está na </text:span><text:span text:style-name="T15">3ª Forma Normal</text:span><text:span text:style-name="T14">.</text:span></text:p>
      <text:p text:style-name="P36">duration depende de videolink e este depende de trailerID (chave primária).</text:p>
      <text:p text:style-name="P17"><text:soft-page-break/><text:span text:style-name="T10">-Violações à Forma Normal </text:span><text:span text:style-name="T11">Boyce</text:span><text:span text:style-name="T7">-</text:span><text:span text:style-name="T11">Codd</text:span></text:p>
      <text:p text:style-name="P27"/>
      <text:p text:style-name="P27"/>
      <text:p text:style-name="P15"><text:span text:style-name="T10">Content (</text:span><text:span text:style-name="T9">contentID</text:span><text:span text:style-name="T10">, contentname, imglink → Image, description, imgquality, videolink, duration)</text:span></text:p>
      <text:p text:style-name="P30"/>
      <text:p text:style-name="P18"><text:span text:style-name="T13">Não está na </text:span><text:span text:style-name="T12">BCNF</text:span><text:span text:style-name="T13">.</text:span></text:p>
      <text:p text:style-name="P35">imgquality e duration dependem ambos de videolink mas este não é chave.</text:p>
      <text:p text:style-name="P29"/>
      <text:p text:style-name="P29"/>
      <text:p text:style-name="P29"/>
      <text:p text:style-name="P29"/>
      <text:p text:style-name="P15"><text:span text:style-name="T10">Trailer (</text:span><text:span text:style-name="T9">trailerID</text:span><text:span text:style-name="T10">, seasonID → Season, movieID → </text:span><text:span text:style-name="T16">Movie, thumbnaillink, duration, videolink)</text:span></text:p>
      <text:p text:style-name="P32"/>
      <text:p text:style-name="P36">Não está na BCNF.</text:p>
      <text:p text:style-name="P36">duration depende de videolink mas este não é chav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7:00:37.207435394</meta:creation-date>
    <dc:date>2021-12-11T07:20:28.529387223</dc:date>
    <meta:editing-duration>PT11M1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4" meta:paragraph-count="59" meta:word-count="283" meta:character-count="2183" meta:non-whitespace-character-count="1892"/>
  </office:meta>
</office:document-meta>
</file>